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0.47cm"/>
    </style:style>
    <style:style style:name="co12" style:family="table-column">
      <style:table-column-properties fo:break-before="auto" style:column-width="10.07cm"/>
    </style:style>
    <style:style style:name="co13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f0041" fo:border="1.5pt solid #0000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 style:data-style-name="N107">
      <style:table-cell-properties fo:background-color="#ff972f"/>
    </style:style>
    <style:style style:name="ce5" style:family="table-cell" style:parent-style-name="Default">
      <style:table-cell-properties fo:background-color="#ffde59"/>
    </style:style>
    <style:style style:name="ce6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ffff00" fo:border="1.5pt solid #000000"/>
    </style:style>
    <style:style style:name="ce54" style:family="table-cell" style:parent-style-name="Default">
      <style:table-cell-properties fo:background-color="#dde8cb" fo:border="0.74pt solid #000000"/>
    </style:style>
    <style:style style:name="ce55" style:family="table-cell" style:parent-style-name="Default">
      <style:table-cell-properties fo:background-color="#e0c2cd" fo:border="0.74pt solid #000000"/>
    </style:style>
    <style:style style:name="ce56" style:family="table-cell" style:parent-style-name="Default">
      <style:table-cell-properties fo:background-color="#b3cac7" fo:border="0.74pt solid #000000"/>
    </style:style>
    <style:style style:name="ce57" style:family="table-cell" style:parent-style-name="Default">
      <style:table-cell-properties fo:background-color="#ffd8ce" fo:border="0.74pt solid #000000"/>
    </style:style>
    <style:style style:name="ce12" style:family="table-cell" style:parent-style-name="Default" style:data-style-name="N107">
      <style:table-cell-properties fo:background-color="#729fcf"/>
    </style:style>
    <style:style style:name="ce13" style:family="table-cell" style:parent-style-name="Default" style:data-style-name="N107">
      <style:table-cell-properties fo:background-color="#ffde59"/>
    </style:style>
    <style:style style:name="ce14" style:family="table-cell" style:parent-style-name="Default" style:data-style-name="N107">
      <style:table-cell-properties fo:background-color="#ffff6d"/>
    </style:style>
    <style:style style:name="ce15" style:family="table-cell" style:parent-style-name="Default" style:data-style-name="N107">
      <style:table-cell-properties fo:background-color="#dde8cb" fo:border="0.74pt solid #000000"/>
    </style:style>
    <style:style style:name="ce16" style:family="table-cell" style:parent-style-name="Default" style:data-style-name="N107">
      <style:table-cell-properties fo:background-color="#e0c2cd" fo:border="0.74pt solid #000000"/>
    </style:style>
    <style:style style:name="ce17" style:family="table-cell" style:parent-style-name="Default" style:data-style-name="N107">
      <style:table-cell-properties fo:background-color="#b3cac7" fo:border="0.74pt solid #000000"/>
    </style:style>
    <style:style style:name="ce18" style:family="table-cell" style:parent-style-name="Default" style:data-style-name="N113">
      <style:table-cell-properties fo:background-color="#ffd8ce" fo:border="0.74pt solid #000000"/>
    </style:style>
    <style:style style:name="ce19" style:family="table-cell" style:parent-style-name="Default">
      <style:table-cell-properties fo:background-color="#5983b0"/>
    </style:style>
    <style:style style:name="ce20" style:family="table-cell" style:parent-style-name="Default" style:data-style-name="N107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07">
      <style:table-cell-properties fo:background-color="#acb20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7">
      <style:table-cell-properties fo:background-color="#e6e905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dde8cb" fo:border="0.74pt solid #000000"/>
    </style:style>
    <style:style style:name="ce51" style:family="table-cell" style:parent-style-name="Default">
      <style:table-cell-properties fo:background-color="#e0c2cd" fo:border="0.74pt solid #000000"/>
    </style:style>
    <style:style style:name="ce52" style:family="table-cell" style:parent-style-name="Default">
      <style:table-cell-properties fo:background-color="#b3cac7" fo:border="0.74pt solid #000000"/>
    </style:style>
    <style:style style:name="ce53" style:family="table-cell" style:parent-style-name="Default">
      <style:table-cell-properties fo:background-color="#ffd8ce" fo:border="0.74pt solid #000000"/>
    </style:style>
    <style:style style:name="ce23" style:family="table-cell" style:parent-style-name="Default" style:data-style-name="N107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07">
      <style:table-cell-properties fo:background-color="#ffffa6"/>
    </style:style>
    <style:style style:name="ce25" style:family="table-cell" style:parent-style-name="Default" style:data-style-name="N107">
      <style:table-cell-properties fo:background-color="#ffffd7"/>
    </style:style>
    <style:style style:name="ce26" style:family="table-cell" style:parent-style-name="Default" style:data-style-name="N107">
      <style:table-cell-properties fo:background-color="#ffff00"/>
    </style:style>
    <style:style style:name="ce27" style:family="table-cell" style:parent-style-name="Default" style:data-style-name="N107"/>
    <style:style style:name="ce28" style:family="table-cell" style:parent-style-name="Default" style:data-style-name="N107">
      <style:table-cell-properties fo:background-color="#81d41a"/>
    </style:style>
    <style:style style:name="ce29" style:family="table-cell" style:parent-style-name="Default" style:data-style-name="N107">
      <style:table-cell-properties fo:background-color="#afd095" fo:border="0.74pt solid #000000"/>
    </style:style>
    <style:style style:name="ce30" style:family="table-cell" style:parent-style-name="Default" style:data-style-name="N107">
      <style:table-cell-properties fo:background-color="#bf819e" fo:border="0.74pt solid #000000"/>
    </style:style>
    <style:style style:name="ce31" style:family="table-cell" style:parent-style-name="Default" style:data-style-name="N107">
      <style:table-cell-properties fo:background-color="#81aca6" fo:border="0.74pt solid #000000"/>
    </style:style>
    <style:style style:name="ce32" style:family="table-cell" style:parent-style-name="Default" style:data-style-name="N107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07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07">
      <style:table-cell-properties fo:background-color="#ffff00" fo:border="0.74pt solid #000000"/>
    </style:style>
    <style:style style:name="ce41" style:family="table-cell" style:parent-style-name="Default" style:data-style-name="N107">
      <style:table-cell-properties fo:background-color="#ffb66c" fo:border="0.74pt solid #000000"/>
    </style:style>
    <style:style style:name="ce42" style:family="table-cell" style:parent-style-name="Default" style:data-style-name="N105">
      <style:table-cell-properties fo:background-color="#ffb66c" fo:border="0.74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bf0041"/>
    </style:style>
    <style:style style:name="ce4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81d41a" fo:border="0.74pt solid #000000"/>
    </style:style>
    <style:style style:name="ce47" style:family="table-cell" style:parent-style-name="Default" style:data-style-name="N107">
      <style:table-cell-properties fo:background-color="#ffdbb6"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[$'lista malti'.$A$1:.$A$1048576])" table:allow-empty-cell="true" table:display-list="unsorted" table:base-cell-address="'modello calcolo'.A8">
          <table:error-message table:message-type="stop" table:display="true"/>
        </table:content-validation>
        <table:content-validation table:name="val2" table:condition="of:cell-content-is-in-list([$luppolo.$A$1:.$A$1048576])" table:allow-empty-cell="true" table:display-list="unsorted" table:base-cell-address="'modello calcolo'.A20">
          <table:error-message table:message-type="stop" table:display="true"/>
        </table:content-validation>
        <table:content-validation table:name="val3" table:condition="of:cell-content-is-in-list([$lieviti.$A$1:.$A$1048576])" table:allow-empty-cell="true" table:display-list="unsorted" table:base-cell-address="'modello calcolo'.A28">
          <table:error-message table:message-type="stop" table:display="true"/>
        </table:content-validation>
        <table:content-validation table:name="val4" table:condition="of:cell-content-is-in-list([$spezie.$A$1:.$A$1048576])" table:allow-empty-cell="true" table:display-list="unsorted" table:base-cell-address="'modello calcolo'.A33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modello calcolo'.E1">
          <table:error-message table:message-type="stop" table:display="true"/>
        </table:content-validation>
      </table:content-validations>
      <table:table table:name="modello calcol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table:number-columns-repeated="3"/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50" calcext:value-type="float">
            <text:p>50</text:p>
          </table:table-cell>
          <table:table-cell table:style-name="ce37" table:number-columns-repeated="2"/>
          <table:table-cell table:style-name="ce44" table:number-columns-repeated="2"/>
        </table:table-row>
        <table:table-row table:style-name="ro1">
          <table:table-cell table:style-name="ce3" office:value-type="string" calcext:value-type="string">
            <text:p>costo al litro no vetro:</text:p>
          </table:table-cell>
          <table:table-cell table:style-name="ce12" table:formula="of:=SUM([.F4]/[.E1])" office:value-type="currency" office:currency="EUR" office:value="0.9314" calcext:value-type="currency">
            <text:p>€ 0,93</text:p>
          </table:table-cell>
          <table:table-cell table:style-name="ce19" office:value-type="string" calcext:value-type="string">
            <text:p>+ manodopera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9])" office:value-type="currency" office:currency="EUR" office:value="0" calcext:value-type="currency">
            <text:p>€ 0,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75cl</text:p>
          </table:table-cell>
          <table:table-cell table:style-name="ce4" table:formula="of:=SUM([.B2]*75)/100+1.5" office:value-type="currency" office:currency="EUR" office:value="2.19855" calcext:value-type="currency">
            <text:p>€ 2,20</text:p>
          </table:table-cell>
          <table:table-cell table:style-name="ce20" table:formula="of:=SUM([.B3])*2" office:value-type="currency" office:currency="EUR" office:value="4.3971" calcext:value-type="currency">
            <text:p>€ 4,40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5])" office:value-type="currency" office:currency="EUR" office:value="46.57" calcext:value-type="currency">
            <text:p>€ 46,5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66cl</text:p>
          </table:table-cell>
          <table:table-cell table:style-name="ce13" table:formula="of:=SUM([.B2]*66)/100+1.5" office:value-type="currency" office:currency="EUR" office:value="2.114724" calcext:value-type="currency">
            <text:p>€ 2,11</text:p>
          </table:table-cell>
          <table:table-cell table:style-name="ce21" table:formula="of:=SUM([.B4])*2" office:value-type="currency" office:currency="EUR" office:value="4.229448" calcext:value-type="currency">
            <text:p>€ 4,23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46.57" calcext:value-type="currency">
            <text:p>€ 46,57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sto 33cl</text:p>
          </table:table-cell>
          <table:table-cell table:style-name="ce14" table:formula="of:=SUM([.B2]*33)/100+1.5" office:value-type="currency" office:currency="EUR" office:value="1.807362" calcext:value-type="currency">
            <text:p>€ 1,81</text:p>
          </table:table-cell>
          <table:table-cell table:style-name="ce22" table:formula="of:=SUM([.B5])*2" office:value-type="currency" office:currency="EUR" office:value="3.614724" calcext:value-type="currency">
            <text:p>€ 3,6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materiale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quantità al kg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6" office:value-type="string" calcext:value-type="string">
            <text:p>totale ingrediente</text:p>
          </table:table-cell>
        </table:table-row>
        <table:table-row table:style-name="ro1">
          <table:table-cell table:style-name="ce54" table:content-validation-name="val1"/>
          <table:table-cell table:style-name="ce15" table:formula="of:=IF([.A8]=&quot;&quot;;&quot;&quot;;(VLOOKUP([.$A8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8]=&quot;&quot;;&quot;&quot;;SUM([.B8]*[.C8]))">
            <text:p/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'file:///home/azzurra/Documenti/erp-con-libreoffice-calc/modello%20calcolo%20costo%20materiali%20della%20birra.ods'#$'costo gpl'.D2]" office:value-type="currency" office:currency="EUR" office:value="3.1" calcext:value-type="currency">
            <text:p>€ 3,10</text:p>
          </table:table-cell>
          <table:table-cell table:style-name="ce45" table:formula="of:=IF([.$E$1]=23;1.3;IF([.$E$1]=40;2;IF([.$E$1]=50;2.2;)))" office:value-type="float" office:value="2.2" calcext:value-type="float">
            <text:p>2,2</text:p>
          </table:table-cell>
          <table:table-cell table:style-name="ce47" table:formula="of:==IF([.H8]=&quot;&quot;;&quot;&quot;;SUM([.G8]*[.H8]))" office:value-type="currency" office:currency="EUR" office:value="6.82" calcext:value-type="currency">
            <text:p>€ 6,82</text:p>
          </table:table-cell>
        </table:table-row>
        <table:table-row table:style-name="ro1">
          <table:table-cell table:style-name="ce54" table:content-validation-name="val1"/>
          <table:table-cell table:style-name="ce15" table:formula="of:=IF([.A9]=&quot;&quot;;&quot;&quot;;(VLOOKUP([.$A9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9]=&quot;&quot;;&quot;&quot;;SUM([.B9]*[.C9]))">
            <text:p/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9]=&quot;&quot;;&quot;&quot;;SUM([.G9]*[.H9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4" table:content-validation-name="val1"/>
          <table:table-cell table:style-name="ce15" table:formula="of:=IF([.A10]=&quot;&quot;;&quot;&quot;;(VLOOKUP([.$A10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0]=&quot;&quot;;&quot;&quot;;SUM([.B10]*[.C10]))">
            <text:p/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table:formula="of:=IF([.$E$1]=23;1.3;IF([.$E$1]=40;1.4;IF([.$E$1]=50;1.5;)))" office:value-type="float" office:value="1.5" calcext:value-type="float">
            <text:p>1,5</text:p>
          </table:table-cell>
          <table:table-cell table:style-name="ce47" table:formula="of:==IF([.H10]=&quot;&quot;;&quot;&quot;;SUM([.G10]*[.H10]))" office:value-type="currency" office:currency="EUR" office:value="7.5" calcext:value-type="currency">
            <text:p>€ 7,50</text:p>
          </table:table-cell>
        </table:table-row>
        <table:table-row table:style-name="ro1">
          <table:table-cell table:style-name="ce54" table:content-validation-name="val1"/>
          <table:table-cell table:style-name="ce15" table:formula="of:=IF([.A11]=&quot;&quot;;&quot;&quot;;(VLOOKUP([.$A11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1]=&quot;&quot;;&quot;&quot;;SUM([.B11]*[.C11]))">
            <text:p/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2" office:value-type="currency" office:currency="EUR" office:value="0.05" calcext:value-type="currency">
            <text:p>€ 0,05000</text:p>
          </table:table-cell>
          <table:table-cell table:style-name="ce45" table:formula="of:=IF([.$E$1]=23;26;IF([.$E$1]=40;52;IF([.$E$1]=50;65;)))" office:value-type="float" office:value="65" calcext:value-type="float">
            <text:p>65</text:p>
          </table:table-cell>
          <table:table-cell table:style-name="ce47" table:formula="of:==IF([.H11]=&quot;&quot;;&quot;&quot;;SUM([.G11]*[.H11]))" office:value-type="currency" office:currency="EUR" office:value="3.25" calcext:value-type="currency">
            <text:p>€ 3,25</text:p>
          </table:table-cell>
        </table:table-row>
        <table:table-row table:style-name="ro1">
          <table:table-cell table:style-name="ce54" table:content-validation-name="val1"/>
          <table:table-cell table:style-name="ce15" table:formula="of:=IF([.A12]=&quot;&quot;;&quot;&quot;;(VLOOKUP([.$A12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2]=&quot;&quot;;&quot;&quot;;SUM([.B12]*[.C12]))">
            <text:p/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4" table:content-validation-name="val1"/>
          <table:table-cell table:style-name="ce15" table:formula="of:=IF([.A13]=&quot;&quot;;&quot;&quot;;(VLOOKUP([.$A13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3]=&quot;&quot;;&quot;&quot;;SUM([.G13]*[.H13]))"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54" table:content-validation-name="val1"/>
          <table:table-cell table:style-name="ce15" table:formula="of:=IF([.A14]=&quot;&quot;;&quot;&quot;;(VLOOKUP([.$A14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4" table:content-validation-name="val1"/>
          <table:table-cell table:style-name="ce15" table:formula="of:=IF([.A15]=&quot;&quot;;&quot;&quot;;(VLOOKUP([.$A15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4" table:content-validation-name="val1"/>
          <table:table-cell table:style-name="ce15" table:formula="of:=IF([.A16]=&quot;&quot;;&quot;&quot;;(VLOOKUP([.$A16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4" table:content-validation-name="val1"/>
          <table:table-cell table:style-name="ce15" table:formula="of:=IF([.A17]=&quot;&quot;;&quot;&quot;;(VLOOKUP([.$A17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7]=&quot;&quot;;&quot;&quot;;SUM([.B17]*[.C17]))">
            <text:p/>
          </table:table-cell>
          <table:table-cell/>
          <table:table-cell table:style-name="ce39" office:value-type="string" calcext:value-type="string">
            <text:p>ammortamento impianto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7]=&quot;&quot;;&quot;&quot;;SUM([.G17]*[.H17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4" table:content-validation-name="val1"/>
          <table:table-cell table:style-name="ce15" table:formula="of:=IF([.A18]=&quot;&quot;;&quot;&quot;;(VLOOKUP([.$A18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8]=&quot;&quot;;&quot;&quot;;SUM([.B18]*[.C18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8]=&quot;&quot;;&quot;&quot;;SUM([.G18]*[.H18]))">
            <text:p/>
          </table:table-cell>
        </table:table-row>
        <table:table-row table:style-name="ro1">
          <table:table-cell table:style-name="ce7" office:value-type="string" calcext:value-type="string">
            <text:p>luppoli</text:p>
          </table:table-cell>
          <table:table-cell table:style-name="ce7" office:value-type="string" calcext:value-type="string">
            <text:p>costo al g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9]=&quot;&quot;;&quot;&quot;;SUM([.G19]*[.H19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0]=&quot;&quot;;&quot;&quot;;VLOOKUP([.A20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0]=&quot;&quot;;&quot;&quot;;SUM([.B20]*[.C20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0]=&quot;&quot;;&quot;&quot;;SUM([.G20]*[.H20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1]=&quot;&quot;;&quot;&quot;;VLOOKUP([.A21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1]=&quot;&quot;;&quot;&quot;;SUM([.B21]*[.C21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1]=&quot;&quot;;&quot;&quot;;SUM([.G21]*[.H21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2]=&quot;&quot;;&quot;&quot;;VLOOKUP([.A22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2]=&quot;&quot;;&quot;&quot;;SUM([.B22]*[.C22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2]=&quot;&quot;;&quot;&quot;;SUM([.G22]*[.H22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3]=&quot;&quot;;&quot;&quot;;VLOOKUP([.A23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3]=&quot;&quot;;&quot;&quot;;SUM([.B23]*[.C23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3]=&quot;&quot;;&quot;&quot;;SUM([.G23]*[.H23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4]=&quot;&quot;;&quot;&quot;;VLOOKUP([.A24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4]=&quot;&quot;;&quot;&quot;;SUM([.G24]*[.H24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5]=&quot;&quot;;&quot;&quot;;VLOOKUP([.A25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5]=&quot;&quot;;&quot;&quot;;SUM([.B25]*[.C25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5]=&quot;&quot;;&quot;&quot;;SUM([.G25]*[.H25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6]=&quot;&quot;;&quot;&quot;;VLOOKUP([.A26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6]=&quot;&quot;;&quot;&quot;;SUM([.B26]*[.C26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6]=&quot;&quot;;&quot;&quot;;SUM([.G26]*[.H26]))">
            <text:p/>
          </table:table-cell>
        </table:table-row>
        <table:table-row table:style-name="ro1">
          <table:table-cell table:style-name="ce7" office:value-type="string" calcext:value-type="string">
            <text:p>Lievito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bustine</text:p>
          </table:table-cell>
          <table:table-cell table:style-name="ce28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7]=&quot;&quot;;&quot;&quot;;SUM([.G27]*[.H27]))">
            <text:p/>
          </table:table-cell>
        </table:table-row>
        <table:table-row table:style-name="ro1">
          <table:table-cell table:style-name="ce56" table:content-validation-name="val3"/>
          <table:table-cell table:style-name="ce17" table:formula="of:=IF([.A28]=&quot;&quot;;&quot;&quot;;VLOOKUP([.A28];['file:///home/azzurra/Documenti/erp-con-libreoffice-calc/modello%20calcolo%20costo%20materiali%20della%20birra.ods'#$'costo lievito'.$A$1:.$B$250];2;0))">
            <text:p/>
          </table:table-cell>
          <table:table-cell table:style-name="ce52"/>
          <table:table-cell table:style-name="ce31" table:formula="of:=IF([.A28]=&quot;&quot;;&quot;&quot;;SUM([.B28]*[.C28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29]=&quot;&quot;;&quot;&quot;;VLOOKUP([.A29];['file:///home/azzurra/Documenti/erp-con-libreoffice-calc/modello%20calcolo%20costo%20materiali%20della%20birra.ods'#$'costo lievito'.$A$1:.$B$250];2;0))">
            <text:p/>
          </table:table-cell>
          <table:table-cell table:style-name="ce52"/>
          <table:table-cell table:style-name="ce31" table:formula="of:=IF([.A29]=&quot;&quot;;&quot;&quot;;SUM([.B29]*[.C29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30]=&quot;&quot;;&quot;&quot;;VLOOKUP([.A30];['file:///home/azzurra/Documenti/erp-con-libreoffice-calc/modello%20calcolo%20costo%20materiali%20della%20birra.ods'#$'costo lievito'.$A$1:.$B$250];2;0))">
            <text:p/>
          </table:table-cell>
          <table:table-cell table:style-name="ce52"/>
          <table:table-cell table:style-name="ce31" table:formula="of:=IF([.A30]=&quot;&quot;;&quot;&quot;;SUM([.B30]*[.C30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31]=&quot;&quot;;&quot;&quot;;VLOOKUP([.A31];['file:///home/azzurra/Documenti/erp-con-libreoffice-calc/modello%20calcolo%20costo%20materiali%20della%20birra.ods'#$'costo lievito'.$A$1:.$B$250];2;0))">
            <text:p/>
          </table:table-cell>
          <table:table-cell table:style-name="ce52"/>
          <table:table-cell table:style-name="ce31" table:formula="of:=IF([.A31]=&quot;&quot;;&quot;&quot;;SUM([.B31]*[.C31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7" office:value-type="string" calcext:value-type="string">
            <text:p>Spezie ecc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</text:p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7" table:content-validation-name="val4"/>
          <table:table-cell table:style-name="ce18" table:formula="of:=IF([.A33]=&quot;&quot;;&quot;&quot;;VLOOKUP([.A33];['file:///home/azzurra/Documenti/erp-con-libreoffice-calc/modello%20calcolo%20costo%20materiali%20della%20birra.ods'#$'spezie ecc'.$A$1:.$D$250];4;0))">
            <text:p/>
          </table:table-cell>
          <table:table-cell table:style-name="ce53"/>
          <table:table-cell table:style-name="ce32" table:formula="of:=IF([.A33]=&quot;&quot;;&quot;&quot;;SUM([.B33]*[.C33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7" table:content-validation-name="val4"/>
          <table:table-cell table:style-name="ce18" table:formula="of:=IF([.A34]=&quot;&quot;;&quot;&quot;;VLOOKUP([.A34];['file:///home/azzurra/Documenti/erp-con-libreoffice-calc/calcolo%20costo%20della%20birra.ods'#$'spezie ecc'.$A$1:.$D$250];4;0))">
            <text:p/>
          </table:table-cell>
          <table:table-cell table:style-name="ce53"/>
          <table:table-cell table:style-name="ce32" table:formula="of:=IF([.A34]=&quot;&quot;;&quot;&quot;;SUM([.B34]*[.C34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7" table:content-validation-name="val4"/>
          <table:table-cell table:style-name="ce18" table:formula="of:=IF([.A35]=&quot;&quot;;&quot;&quot;;VLOOKUP([.A35];['file:///home/azzurra/Documenti/erp-con-libreoffice-calc/calcolo%20costo%20della%20birra.ods'#$'spezie ecc'.$A$1:.$D$250];4;0))">
            <text:p/>
          </table:table-cell>
          <table:table-cell table:style-name="ce53"/>
          <table:table-cell table:style-name="ce32" table:formula="of:=IF([.A35]=&quot;&quot;;&quot;&quot;;SUM([.B35]*[.C35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7" table:content-validation-name="val4"/>
          <table:table-cell table:style-name="ce18" table:formula="of:=IF([.A36]=&quot;&quot;;&quot;&quot;;VLOOKUP([.A36];['file:///home/azzurra/Documenti/erp-con-libreoffice-calc/calcolo%20costo%20della%20birra.ods'#$'spezie ecc'.$A$1:.$D$250];4;0))">
            <text:p/>
          </table:table-cell>
          <table:table-cell table:style-name="ce53"/>
          <table:table-cell table:style-name="ce32" table:formula="of:=IF([.A36]=&quot;&quot;;&quot;&quot;;SUM([.B36]*[.C36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 table:number-rows-repeated="4">
          <table:table-cell table:number-columns-repeated="6"/>
          <table:table-cell table:style-name="ce43"/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ezie" table:style-name="ta1">
        <table:table-column table:style-name="co10" table:default-cell-style-name="Default"/>
        <table:table-row table:style-name="ro1">
          <table:table-cell table:formula="of:=['file:///home/azzurra/Documenti/erp-con-libreoffice-calc/modello%20calcolo%20costo%20materiali%20della%20birra.ods'#$'spezie ecc'.A2:.A3]" office:value-type="string" office:string-value="fave di cacao" calcext:value-type="string">
            <text:p>fave di cacao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:.A4]" office:value-type="string" office:string-value="fragole" calcext:value-type="string">
            <text:p>fragol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:.A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:.A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:.A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:.A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:.A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:.A1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:.A1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:.A1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2:.A1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3:.A1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4:.A1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5:.A1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6:.A1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7:.A1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8:.A1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9:.A2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0:.A2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1:.A2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2:.A2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3:.A2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4:.A2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5:.A2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6:.A2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7:.A2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8:.A2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9:.A3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0:.A3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1:.A3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2:.A3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3:.A3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4:.A3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5:.A3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6:.A3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7:.A3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8:.A3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9:.A4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0:.A4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1:.A4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2:.A4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3:.A4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4:.A4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5:.A4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6:.A4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7:.A4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8:.A4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9:.A5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0:.A5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1:.A5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2:.A5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3:.A5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4:.A5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5:.A5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6:.A5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7:.A5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8:.A5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9:.A6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0:.A6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1:.A6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2:.A6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3:.A6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4:.A6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5:.A6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6:.A6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7:.A6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8:.A6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9:.A7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0:.A7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1:.A7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2:.A7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3:.A7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4:.A7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5:.A7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6:.A7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7:.A7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8:.A7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9:.A8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0:.A8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1:.A8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2:.A8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3:.A8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4:.A8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5:.A8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6:.A8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7:.A8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8:.A8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9:.A9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0:.A9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1:.A9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2:.A9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3:.A9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4:.A9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5:.A9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6:.A9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7:.A9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8:.A9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9:.A10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0:.A10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1:.A10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2:.A10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3:.A10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4:.A10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5:.A10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6:.A10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7:.A10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8:.A10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9:.A11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0:.A11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1:.A11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2:.A11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3:.A11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4:.A11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5:.A11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6:.A11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7:.A118]" office:value-type="float" office:value="0" calcext:value-type="float">
            <text:p/>
          </table:table-cell>
        </table:table-row>
      </table:table>
      <table:table table:name="lieviti" table:style-name="ta1">
        <table:table-column table:style-name="co11" table:default-cell-style-name="Default"/>
        <table:table-row table:style-name="ro1">
          <table:table-cell table:style-name="ce43" office:value-type="string" calcext:value-type="string">
            <text:p>lievito</text:p>
          </table:table-cell>
        </table:table-row>
        <table:table-row table:style-name="ro1">
          <table:table-cell table:formula="of:=['file:///home/azzurra/Documenti/erp-con-libreoffice-calc/calcolo%20costo%20della%20birra.ods'#$'costo lievito'.A2]" office:value-type="string" office:string-value=" LALLEMAND WIT gr.11" calcext:value-type="string">
            <text:p><text:s/>LALLEMAND WIT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3]" office:value-type="string" office:string-value=" LALLEMAND BELLE SAISON - gr.11" calcext:value-type="string">
            <text:p><text:s/>LALLEMAND BELLE SAISON -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4]" office:value-type="string" office:string-value=" LALLEMAND NOTTINGHAM ALE - gr.11" calcext:value-type="string">
            <text:p><text:s/>LALLEMAND NOTTINGHAM ALE -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5]" office:value-type="string" office:string-value=" LALLEMAND VERDANT IPA gr.11" calcext:value-type="string">
            <text:p><text:s/>LALLEMAND VERDANT IPA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6]" office:value-type="string" office:string-value=" LALLEMAND WIT gr.11" calcext:value-type="string">
            <text:p><text:s/>LALLEMAND WIT gr.11</text:p>
          </table:table-cell>
        </table:table-row>
        <table:table-row table:style-name="ro1">
          <table:table-cell table:formula="of:=['file:///home/azzurra/Documenti/erp-con-libreoffice-calc/calcolo%20costo%20della%20birra.ods'#$'costo lievito'.A7]" office:value-type="string" office:string-value=" New England 11 gr Lallemand Danstar" calcext:value-type="string">
            <text:p><text:s/>New England 11 gr Lallemand Danstar</text:p>
          </table:table-cell>
        </table:table-row>
        <table:table-row table:style-name="ro1">
          <table:table-cell table:formula="of:=['file:///home/azzurra/Documenti/erp-con-libreoffice-calc/calcolo%20costo%20della%20birra.ods'#$'costo lievito'.A8]" office:value-type="string" office:string-value="Fermentis SAF-LAGER W-34/70 - 11,5 g" calcext:value-type="string">
            <text:p>Fermentis SAF-LAGER W-34/70 - 11,5 g</text:p>
          </table:table-cell>
        </table:table-row>
        <table:table-row table:style-name="ro1">
          <table:table-cell table:formula="of:=['file:///home/azzurra/Documenti/erp-con-libreoffice-calc/calcolo%20costo%20della%20birra.ods'#$'costo lievito'.A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calcolo%20costo%20della%20birra.ods'#$'costo lievito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5]" office:value-type="float" office:value="0" calcext:value-type="float">
            <text:p>0</text:p>
          </table:table-cell>
        </table:table-row>
      </table:table>
      <table:table table:name="luppolo" table:style-name="ta1">
        <table:table-column table:style-name="co12" table:default-cell-style-name="Default"/>
        <table:table-row table:style-name="ro1">
          <table:table-cell table:formula="of:=['file:///home/azzurra/Documenti/erp-con-libreoffice-calc/modello%20calcolo%20costo%20materiali%20della%20birra.ods'#$'costo luppolo'.A2]" office:value-type="string" office:string-value="Luppolo EAST KENT GOLDINGS - Pellet 250 gr CROP 2021" calcext:value-type="string">
            <text:p>Luppolo EAST KENT GOLDINGS - Pellet 250 gr CROP 202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]" office:value-type="string" office:string-value="Luppolo WARRIOR - Pellet 250 gr CROP 2022" calcext:value-type="string">
            <text:p>Luppolo WARRIOR - Pellet 250 gr CROP 2022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]" office:value-type="string" office:string-value="Luppolo Tettnanger (Pellets)" calcext:value-type="string">
            <text:p>Luppolo Tettnanger (Pellets)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]" office:value-type="string" office:string-value="Luppolo HERSBRUCKER" calcext:value-type="string">
            <text:p>Luppolo HERSBRUCK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]" office:value-type="string" office:string-value="Luppolo TARGET" calcext:value-type="string">
            <text:p>Luppolo TARGET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]" office:value-type="string" office:string-value="Luppolo CHALLENGER" calcext:value-type="string">
            <text:p>Luppolo CHALLENG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]" office:value-type="string" office:string-value="Luppolo CASCADE" calcext:value-type="string">
            <text:p>Luppolo CASCAD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6]" office:value-type="float" office:value="0" calcext:value-type="float">
            <text:p>0</text:p>
          </table:table-cell>
        </table:table-row>
      </table:table>
      <table:table table:name="lista malti" table:style-name="ta1">
        <table:table-column table:style-name="co13" table:default-cell-style-name="Default"/>
        <table:table-row table:style-name="ro1">
          <table:table-cell office:value-type="string" calcext:value-type="string">
            <text:p>lista malti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]" office:value-type="string" office:string-value="Ireks Malto Vienna" calcext:value-type="string">
            <text:p>Ireks Malto Vienna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]" office:value-type="string" office:string-value="Malto in grani Château Munich " calcext:value-type="string">
            <text:p>Malto in grani Château Munich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]" office:value-type="string" office:string-value="Malto in grani Pauls LIGHT Chocolate inglese " calcext:value-type="string">
            <text:p>Malto in grani Pauls LIGHT Chocolate ingles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]" office:value-type="string" office:string-value="Malto in grani Pauls Melanoidin " calcext:value-type="string">
            <text:p>Malto in grani Pauls Melanoidin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]" office:value-type="string" office:string-value="Malto in grani Weyermann Cara Munich 1 " calcext:value-type="string">
            <text:p>Malto in grani Weyermann Cara Munich 1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]" office:value-type="string" office:string-value="Malto in grani Weyermann Premium Pilsner" calcext:value-type="string">
            <text:p>Malto in grani Weyermann Premium Pilsn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]" office:value-type="string" office:string-value="Malto in grani Weyermann Wheat Pale" calcext:value-type="string">
            <text:p>Malto in grani Weyermann Wheat Pal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]" office:value-type="string" office:string-value="Malto Muntons Extra Pale Maris Otter" calcext:value-type="string">
            <text:p>Malto Muntons Extra Pale Maris Ott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]" office:value-type="string" office:string-value="Muntons Chocolate " calcext:value-type="string">
            <text:p>Muntons Chocolat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]" office:value-type="string" office:string-value="Muntons Crystal Malt 150" calcext:value-type="string">
            <text:p>Muntons Crystal Malt 15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]" office:value-type="string" office:string-value="Muntons Crystal Malt 150 kg.25" calcext:value-type="string">
            <text:p>Muntons Crystal Malt 150 kg.25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1]" office:value-type="float" office:value="0" calcext:value-type="float">
            <text:p>0</text:p>
          </table:table-cell>
        </table:table-row>
      </table:table>
      <table:table table:name="'file:///home/azzurra/Documenti/erp-con-libreoffice-calc/calcolo%20costo%20della%20birra.ods'#costo dei malti" table:print="false" table:style-name="ta_extref">
        <table:table-source xlink:type="simple" xlink:href="../calcolo%20costo%20della%20birra.ods" table:table-name="costo dei malti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costo al litro no vetro:</text:p>
          </table:table-cell>
        </table:table-row>
        <table:table-row>
          <table:table-cell table:style-name="ce1" office:value-type="string">
            <text:p>Costo 75cl</text:p>
          </table:table-cell>
        </table:table-row>
        <table:table-row>
          <table:table-cell table:style-name="ce1" office:value-type="string">
            <text:p>Costo 66cl</text:p>
          </table:table-cell>
        </table:table-row>
        <table:table-row>
          <table:table-cell table:style-name="ce1" office:value-type="string">
            <text:p>Costo 33cl</text:p>
          </table:table-cell>
        </table:table-row>
        <table:table-row>
          <table:table-cell table:style-name="ce1" office:value-type="string">
            <text:p>Malto in grani Pauls LIGHT Chocolate inglese </text:p>
          </table:table-cell>
        </table:table-row>
        <table:table-row>
          <table:table-cell table:style-name="ce1" office:value-type="string">
            <text:p>materiale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 office:value-type="string">
            <text:p>Malto Muntons Extra Pale Maris Otter</text:p>
          </table:table-cell>
        </table:table-row>
        <table:table-row>
          <table:table-cell table:style-name="ce1" office:value-type="string">
            <text:p>Muntons Chocolate 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 office:value-type="string">
            <text:p>Muntons Crystal Malt 150 kg.25</text:p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 office:value-type="string">
            <text:p>fragole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float" office:value="25">
            <text:p>25</text:p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 office:value-type="string">
            <text:p>Prezzo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9.35">
            <text:p>9.35</text:p>
          </table:table-cell>
        </table:table-row>
        <table:table-row>
          <table:table-cell table:style-name="ce1" office:value-type="float" office:value="2.47">
            <text:p>2.47</text:p>
          </table:table-cell>
        </table:table-row>
        <table:table-row>
          <table:table-cell table:style-name="ce1" office:value-type="float" office:value="2.9">
            <text:p>2.9</text:p>
          </table:table-cell>
        </table:table-row>
        <table:table-row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float" office:value="2.98">
            <text:p>2.98</text:p>
          </table:table-cell>
        </table:table-row>
        <table:table-row>
          <table:table-cell table:style-name="ce1" office:value-type="float" office:value="45.9">
            <text:p>45.9</text:p>
          </table:table-cell>
        </table:table-row>
        <table:table-row>
          <table:table-cell table:style-name="ce1" office:value-type="float" office:value="34.5">
            <text:p>34.5</text:p>
          </table:table-cell>
        </table:table-row>
        <table:table-row>
          <table:table-cell table:style-name="ce1" office:value-type="float" office:value="39.9">
            <text:p>39.9</text:p>
          </table:table-cell>
        </table:table-row>
        <table:table-row>
          <table:table-cell table:style-name="ce1" office:value-type="float" office:value="11.82">
            <text:p>11.82</text:p>
          </table:table-cell>
        </table:table-row>
        <table:table-row>
          <table:table-cell table:style-name="ce1" office:value-type="float" office:value="9.69">
            <text:p>9.69</text:p>
          </table:table-cell>
        </table:table-row>
        <table:table-row>
          <table:table-cell table:style-name="ce1" office:value-type="float" office:value="42.9">
            <text:p>42.9</text:p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 office:value-type="string">
            <text:p>al kg</text:p>
          </table:table-cell>
        </table:table-row>
        <table:table-row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float" office:value="1.87">
            <text:p>1.87</text:p>
          </table:table-cell>
        </table:table-row>
        <table:table-row>
          <table:table-cell table:style-name="ce1" office:value-type="float" office:value="2.47">
            <text:p>2.47</text:p>
          </table:table-cell>
        </table:table-row>
        <table:table-row>
          <table:table-cell table:style-name="ce1" office:value-type="float" office:value="2.9">
            <text:p>2.9</text:p>
          </table:table-cell>
        </table:table-row>
        <table:table-row>
          <table:table-cell table:style-name="ce1" office:value-type="float" office:value="2.2">
            <text:p>2.2</text:p>
          </table:table-cell>
        </table:table-row>
        <table:table-row>
          <table:table-cell table:style-name="ce1" office:value-type="float" office:value="2.98">
            <text:p>2.98</text:p>
          </table:table-cell>
        </table:table-row>
        <table:table-row>
          <table:table-cell table:style-name="ce1" office:value-type="float" office:value="1.836">
            <text:p>1.836</text:p>
          </table:table-cell>
        </table:table-row>
        <table:table-row>
          <table:table-cell table:style-name="ce1" office:value-type="float" office:value="1.38">
            <text:p>1.38</text:p>
          </table:table-cell>
        </table:table-row>
        <table:table-row>
          <table:table-cell table:style-name="ce1" office:value-type="float" office:value="1.596">
            <text:p>1.596</text:p>
          </table:table-cell>
        </table:table-row>
        <table:table-row>
          <table:table-cell table:style-name="ce1" office:value-type="float" office:value="2.364">
            <text:p>2.364</text:p>
          </table:table-cell>
        </table:table-row>
        <table:table-row>
          <table:table-cell table:style-name="ce1" office:value-type="float" office:value="1.938">
            <text:p>1.938</text:p>
          </table:table-cell>
        </table:table-row>
        <table:table-row>
          <table:table-cell table:style-name="ce1" office:value-type="float" office:value="1.716">
            <text:p>1.716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</table:table>
      <table:table table:name="'file:///home/azzurra/Documenti/erp-con-libreoffice-calc/calcolo%20costo%20della%20birra.ods'#costo lievito" table:print="false" table:style-name="ta_extref">
        <table:table-source xlink:type="simple" xlink:href="../calcolo%20costo%20della%20birra.ods" table:table-name="costo lievit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costo della bombola 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calcolo%20costo%20della%20birra.ods'#costo luppolo" table:print="false" table:style-name="ta_extref">
        <table:table-source xlink:type="simple" xlink:href="../calcolo%20costo%20della%20birra.ods" table:table-name="costo luppol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Prodotti</text:p>
          </table:table-cell>
        </table:table-row>
        <table:table-row>
          <table:table-cell table:style-name="ce1" office:value-type="string">
            <text:p>Luppolo WARRIOR - Pellet 250 gr CROP 2022</text:p>
          </table:table-cell>
        </table:table-row>
        <table:table-row>
          <table:table-cell table:style-name="ce1" office:value-type="string">
            <text:p>Luppolo Tettnanger (Pellets)</text:p>
          </table:table-cell>
        </table:table-row>
        <table:table-row>
          <table:table-cell table:style-name="ce1" office:value-type="string">
            <text:p>Luppolo HERSBRUCKER</text:p>
          </table:table-cell>
        </table:table-row>
        <table:table-row>
          <table:table-cell table:style-name="ce1" office:value-type="string">
            <text:p>Luppolo TARGET</text:p>
          </table:table-cell>
        </table:table-row>
        <table:table-row>
          <table:table-cell table:style-name="ce1" office:value-type="string">
            <text:p>Luppolo CHALLENGER</text:p>
          </table:table-cell>
        </table:table-row>
        <table:table-row>
          <table:table-cell table:style-name="ce1" office:value-type="string">
            <text:p>Luppolo cascade</text:p>
          </table:table-cell>
        </table:table-row>
        <table:table-row table:number-rows-repeated="12">
          <table:table-cell table:number-columns-repeated="1"/>
        </table:table-row>
        <table:table-row>
          <table:table-cell table:style-name="ce1" office:value-type="float" office:value="250">
            <text:p>250</text:p>
          </table:table-cell>
        </table:table-row>
        <table:table-row>
          <table:table-cell table:style-name="ce1" office:value-type="float" office:value="250">
            <text:p>250</text:p>
          </table:table-cell>
        </table:table-row>
        <table:table-row>
          <table:table-cell table:style-name="ce1" office:value-type="float" office:value="250">
            <text:p>250</text:p>
          </table:table-cell>
        </table:table-row>
        <table:table-row>
          <table:table-cell table:style-name="ce1" office:value-type="float" office:value="100">
            <text:p>100</text:p>
          </table:table-cell>
        </table:table-row>
        <table:table-row>
          <table:table-cell table:style-name="ce1" office:value-type="float" office:value="100">
            <text:p>100</text:p>
          </table:table-cell>
        </table:table-row>
        <table:table-row>
          <table:table-cell table:style-name="ce1" office:value-type="float" office:value="100">
            <text:p>100</text:p>
          </table:table-cell>
        </table:table-row>
        <table:table-row>
          <table:table-cell table:style-name="ce1" office:value-type="float" office:value="100">
            <text:p>100</text:p>
          </table:table-cell>
        </table:table-row>
        <table:table-row table:number-rows-repeated="12">
          <table:table-cell table:number-columns-repeated="1"/>
        </table:table-row>
        <table:table-row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float" office:value="9.68">
            <text:p>9.68</text:p>
          </table:table-cell>
        </table:table-row>
        <table:table-row>
          <table:table-cell table:style-name="ce1" office:value-type="float" office:value="4.2">
            <text:p>4.2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float" office:value="4.7">
            <text:p>4.7</text:p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 table:number-rows-repeated="12">
          <table:table-cell table:number-columns-repeated="1"/>
        </table:table-row>
        <table:table-row>
          <table:table-cell table:style-name="ce1" office:value-type="float" office:value="0.036">
            <text:p>0.036</text:p>
          </table:table-cell>
        </table:table-row>
        <table:table-row>
          <table:table-cell table:style-name="ce1" office:value-type="float" office:value="0.032">
            <text:p>0.032</text:p>
          </table:table-cell>
        </table:table-row>
        <table:table-row>
          <table:table-cell table:style-name="ce1" office:value-type="float" office:value="0.03872">
            <text:p>0.03872</text:p>
          </table:table-cell>
        </table:table-row>
        <table:table-row>
          <table:table-cell table:style-name="ce1" office:value-type="float" office:value="0.042">
            <text:p>0.042</text:p>
          </table:table-cell>
        </table:table-row>
        <table:table-row>
          <table:table-cell table:style-name="ce1" office:value-type="float" office:value="0.04">
            <text:p>0.04</text:p>
          </table:table-cell>
        </table:table-row>
        <table:table-row>
          <table:table-cell table:style-name="ce1" office:value-type="float" office:value="0.047">
            <text:p>0.047</text:p>
          </table:table-cell>
        </table:table-row>
        <table:table-row>
          <table:table-cell table:style-name="ce1" office:value-type="float" office:value="0.04">
            <text:p>0.04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  <table:table-row>
          <table:table-cell table:style-name="ce1" office:value-type="float" office:value="NaN">
            <text:p>NaN</text:p>
          </table:table-cell>
        </table:table-row>
      </table:table>
      <table:table table:name="'file:///home/azzurra/Documenti/erp-con-libreoffice-calc/modello%20calcolo%20costo%20materiali%20della%20birra.ods'#costo gpl" table:print="false" table:style-name="ta_extref">
        <table:table-source xlink:type="simple" xlink:href="../modello%20calcolo%20costo%20materiali%20della%20birra.ods" table:table-name="costo gpl" table:filter-name="calc8" table:mode="copy-results-only"/>
        <table:table-column table:number-columns-repeated="4"/>
        <table:table-row>
          <table:table-cell table:number-columns-repeated="4"/>
        </table:table-row>
        <table:table-row>
          <table:table-cell table:number-columns-repeated="3"/>
          <table:table-cell table:style-name="ce1" office:value-type="string">
            <text:p>Parziale materiali:</text:p>
          </table:table-cell>
        </table:table-row>
      </table:table>
      <table:table table:name="'file:///home/azzurra/Documenti/erp-con-libreoffice-calc/modello%20calcolo%20costo%20materiali%20della%20birra.ods'#costo dei malti" table:print="false" table:style-name="ta_extref">
        <table:table-source xlink:type="simple" xlink:href="../modello%20calcolo%20costo%20materiali%20della%20birra.ods" table:table-name="costo dei malti" table:filter-name="calc8" table:mode="copy-results-only"/>
        <table:table-column/>
        <table:table-row table:number-rows-repeated="2">
          <table:table-cell table:number-columns-repeated="1"/>
        </table:table-row>
        <table:table-row>
          <table:table-cell table:style-name="ce1" office:value-type="string">
            <text:p>Ireks Malto Vienna</text:p>
          </table:table-cell>
        </table:table-row>
        <table:table-row>
          <table:table-cell table:style-name="ce1" office:value-type="string">
            <text:p>Malto in grani Château Munich </text:p>
          </table:table-cell>
        </table:table-row>
        <table:table-row>
          <table:table-cell table:style-name="ce1" office:value-type="string">
            <text:p>Malto in grani Pauls LIGHT Chocolate inglese </text:p>
          </table:table-cell>
        </table:table-row>
        <table:table-row>
          <table:table-cell table:style-name="ce1" office:value-type="string">
            <text:p>Malto in grani Pauls Melanoidin </text:p>
          </table:table-cell>
        </table:table-row>
        <table:table-row>
          <table:table-cell table:style-name="ce1" office:value-type="string">
            <text:p>Malto in grani Weyermann Cara Munich 1 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alto Muntons Extra Pale Maris Otter</text:p>
          </table:table-cell>
        </table:table-row>
        <table:table-row>
          <table:table-cell table:style-name="ce1" office:value-type="string">
            <text:p>Muntons Chocolate 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 office:value-type="string">
            <text:p>Muntons Crystal Malt 150 kg.25</text:p>
          </table:table-cell>
        </table:table-row>
      </table:table>
      <table:table table:name="'file:///home/azzurra/Documenti/erp-con-libreoffice-calc/modello%20calcolo%20costo%20materiali%20della%20birra.ods'#costo lievito" table:print="false" table:style-name="ta_extref">
        <table:table-source xlink:type="simple" xlink:href="../modello%20calcolo%20costo%20materiali%20della%20birra.ods" table:table-name="costo lievito" table:filter-name="calc8" table:mode="copy-results-only"/>
        <table:table-column/>
        <table:table-row>
          <table:table-cell table:style-name="ce1" office:value-type="string">
            <text:p>lievito</text:p>
          </table:table-cell>
        </table:table-row>
        <table:table-row>
          <table:table-cell table:style-name="ce1" office:value-type="string">
            <text:p>Prodotti</text:p>
          </table:table-cell>
        </table:table-row>
        <table:table-row>
          <table:table-cell table:style-name="ce1" office:value-type="string">
            <text:p>Ireks Malto Vienna</text:p>
          </table:table-cell>
        </table:table-row>
        <table:table-row>
          <table:table-cell table:style-name="ce1" office:value-type="string">
            <text:p>Malto in grani Château Munich </text:p>
          </table:table-cell>
        </table:table-row>
        <table:table-row>
          <table:table-cell table:style-name="ce1" office:value-type="string">
            <text:p>Malto in grani Pauls LIGHT Chocolate inglese </text:p>
          </table:table-cell>
        </table:table-row>
        <table:table-row>
          <table:table-cell table:style-name="ce1" office:value-type="string">
            <text:p>Malto in grani Pauls Melanoidin </text:p>
          </table:table-cell>
        </table:table-row>
        <table:table-row>
          <table:table-cell table:style-name="ce1" office:value-type="string">
            <text:p>Malto in grani Weyermann Cara Munich 1 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alto Muntons Extra Pale Maris Otter</text:p>
          </table:table-cell>
        </table:table-row>
        <table:table-row>
          <table:table-cell table:style-name="ce1" office:value-type="string">
            <text:p>Muntons Chocolate 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 office:value-type="string">
            <text:p>Muntons Crystal Malt 150 kg.25</text:p>
          </table:table-cell>
        </table:table-row>
        <table:table-row>
          <table:table-cell table:style-name="ce1" office:value-type="float" office:value="3.9">
            <text:p>3.9</text:p>
          </table:table-cell>
        </table:table-row>
        <table:table-row>
          <table:table-cell table:style-name="ce1" office:value-type="float" office:value="3.9">
            <text:p>3.9</text:p>
          </table:table-cell>
        </table:table-row>
        <table:table-row>
          <table:table-cell table:style-name="ce1" office:value-type="float" office:value="5.16">
            <text:p>5.16</text:p>
          </table:table-cell>
        </table:table-row>
      </table:table>
      <table:table table:name="'file:///home/azzurra/Documenti/erp-con-libreoffice-calc/modello%20calcolo%20costo%20materiali%20della%20birra.ods'#costo luppolo" table:print="false" table:style-name="ta_extref">
        <table:table-source xlink:type="simple" xlink:href="../modello%20calcolo%20costo%20materiali%20della%20birra.ods" table:table-name="costo luppol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LALLEMAND BELLE SAISON - gr.11</text:p>
          </table:table-cell>
        </table:table-row>
        <table:table-row>
          <table:table-cell table:style-name="ce1" office:value-type="string">
            <text:p> LALLEMAND NOTTINGHAM ALE - gr.11</text:p>
          </table:table-cell>
        </table:table-row>
        <table:table-row>
          <table:table-cell table:style-name="ce1" office:value-type="string">
            <text:p> LALLEMAND VERDANT IPA gr.11</text:p>
          </table:table-cell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New England 11 gr Lallemand Danstar</text:p>
          </table:table-cell>
        </table:table-row>
        <table:table-row>
          <table:table-cell table:style-name="ce1" office:value-type="string">
            <text:p>Luppolo CASCADE</text:p>
          </table:table-cell>
        </table:table-row>
      </table:table>
      <table:table table:name="'file:///home/azzurra/Documenti/erp-con-libreoffice-calc/modello%20calcolo%20costo%20materiali%20della%20birra.ods'#spezie ecc" table:print="false" table:style-name="ta_extref">
        <table:table-source xlink:type="simple" xlink:href="../modello%20calcolo%20costo%20materiali%20della%20birra.ods" table:table-name="spezie ecc" table:filter-name="calc8" table:mode="copy-results-only"/>
        <table:table-column table:number-columns-repeated="3"/>
        <table:table-row>
          <table:table-cell table:style-name="ce1" office:value-type="string">
            <text:p>luppolo </text:p>
          </table:table-cell>
          <table:table-cell/>
          <table:table-cell table:style-name="ce1" office:value-type="string">
            <text:p>costo lotto</text:p>
          </table:table-cell>
        </table:table-row>
        <table:table-row>
          <table:table-cell table:style-name="ce1" office:value-type="string">
            <text:p>Luppolo EAST KENT GOLDINGS - Pellet 250 gr CROP 2021</text:p>
          </table:table-cell>
          <table:table-cell/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Luppolo WARRIOR - Pellet 250 gr CROP 2022</text:p>
          </table:table-cell>
          <table:table-cell/>
          <table:table-cell table:style-name="ce1" office:value-type="float" office:value="8">
            <text:p>8</text:p>
          </table:table-cell>
        </table:table-row>
        <table:table-row>
          <table:table-cell table:number-columns-repeated="2"/>
          <table:table-cell table:style-name="ce1" office:value-type="float" office:value="9.68">
            <text:p>9.68</text:p>
          </table:table-cell>
        </table:table-row>
        <table:table-row>
          <table:table-cell table:number-columns-repeated="2"/>
          <table:table-cell table:style-name="ce1" office:value-type="float" office:value="4.2">
            <text:p>4.2</text:p>
          </table:table-cell>
        </table:table-row>
        <table:table-row>
          <table:table-cell table:number-columns-repeated="2"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float" office:value="4.7">
            <text:p>4.7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string">
            <text:p>prezzo unitario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4.5">
            <text:p>4.5</text:p>
          </table:table-cell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>
          <table:table-cell table:number-columns-repeated="2"/>
          <table:table-cell table:style-name="ce1" office:value-type="float" office:value="NaN">
            <text:p>NaN</text:p>
          </table:table-cell>
        </table:table-row>
        <table:table-row table:number-rows-repeated="104">
          <table:table-cell table:number-columns-repeated="3"/>
        </table:table-row>
        <table:table-row>
          <table:table-cell table:style-name="ce1" office:value-type="string">
            <text:p>quantità</text:p>
          </table:table-cell>
        </table:table-row>
        <table:table-row>
          <table:table-cell table:style-name="ce1" office:value-type="float" office:value="1000">
            <text:p>1000</text:p>
          </table:table-cell>
        </table:table-row>
        <table:table-row>
          <table:table-cell table:style-name="ce1" office:value-type="float" office:value="1000">
            <text:p>1000</text:p>
          </table:table-cell>
        </table:table-row>
        <table:table-row table:number-rows-repeated="11">
          <table:table-cell table:number-columns-repeated="3"/>
        </table:table-row>
        <table:table-row>
          <table:table-cell/>
          <table:table-cell table:style-name="ce1" office:value-type="string">
            <text:p>prezzo al G</text:p>
          </table:table-cell>
        </table:table-row>
        <table:table-row>
          <table:table-cell/>
          <table:table-cell table:style-name="ce1" office:value-type="float" office:value="0.022">
            <text:p>0.022</text:p>
          </table:table-cell>
        </table:table-row>
        <table:table-row>
          <table:table-cell/>
          <table:table-cell table:style-name="ce1" office:value-type="float" office:value="0.0045">
            <text:p>0.0045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  <table:table-row>
          <table:table-cell/>
          <table:table-cell table:style-name="ce1" office:value-type="float" office:value="NaN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09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17:36:00.335386259</meta:creation-date>
    <dc:date>2023-06-04T17:51:38.610383965</dc:date>
    <meta:editing-duration>PT1H14M42S</meta:editing-duration>
    <meta:editing-cycles>7</meta:editing-cycles>
    <meta:generator>LibreOffice/7.3.7.2$Linux_X86_64 LibreOffice_project/30$Build-2</meta:generator>
    <meta:document-statistic meta:table-count="5" meta:cell-count="988" meta:object-count="0"/>
  </office:meta>
</office:document-meta>
</file>